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style:use-window-font-color="true" fo:font-weight="bold" style:font-weight-asian="bold" style:font-weight-complex="bold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Standard2">
      <style:text-properties fo:font-weight="bold" style:font-weight-asian="bold" style:font-weight-complex="bold"/>
    </style:style>
    <style:style style:name="P8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3570072" text:id="ct183570072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185061488" text:id="ct185061488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184586376" text:id="ct184586376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184586280" text:id="ct184586280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84724296" text:id="ct184724296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183615160" text:id="ct183615160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84462888" text:id="ct184462888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83569864" text:id="ct183569864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85285832" text:id="ct18528583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5285928" text:id="ct18528592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5140112" text:id="ct18514011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4375040" text:id="ct18437504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5099808" text:id="ct18509980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4423600" text:id="ct184423600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185100000" text:id="ct18510000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4627224" text:id="ct184627224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184531184" text:id="ct184531184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185396368" text:id="ct185396368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éance du <text:change-start text:change-id="ct183570072"/>self.Title()<text:change-end text:change-id="ct183570072"/><text:span text:style-name="T1"><text:line-break/></text:span></text:p>
      <text:p text:style-name="P2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3">Le <text:change-start text:change-id="ct185061488"/>meetingConfig.Title()<text:change-end text:change-id="ct185061488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ignore_review_states=[])))</text:p></office:annotation><text:change-start text:change-id="ct184586376"/><text:span text:style-name="T2">self.getFirstItemNumber()+item[0]</text:span><text:change-end text:change-id="ct184586376"/></text:p>
          </table:table-cell>
          <table:table-cell table:style-name="Tableau3.B1" office:value-type="string">
            <text:p text:style-name="P5"><text:change-start text:change-id="ct184586280"/>item[1].Title()<text:change-end text:change-id="ct184586280"/></text:p>
            <text:p text:style-name="Table_20_Contents"><office:annotation><dc:date>2008-08-18T00:00:00</dc:date><text:p>do text if self.adapted().isDecided()</text:p><text:p>from xhtml(item[1].getDeliberat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0"><text:span text:style-name="T7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0"><text:span text:style-name="T7">do text if item[1].getObservations()</text:span></text:p><text:p text:style-name="P10"><text:span text:style-name="T7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late=True,itemUids=itemUids, ignore_review_states=[])))</text:p></office:annotation><text:change-start text:change-id="ct184724296"/><text:span text:style-name="T2">self.getFirstItemNumber()+len(self.adapted().getPrintableItems(itemUids=itemUids, ignore_review_states=['delayed', ]))+ite</text:span><text:soft-page-break/><text:span text:style-name="T2">m[0]</text:span><text:change-end text:change-id="ct184724296"/></text:p>
          </table:table-cell>
          <table:table-cell table:style-name="Tableau2.A1" office:value-type="string">
            <text:p text:style-name="P6"><text:change-start text:change-id="ct183615160"/>item[1].Title()<text:change-end text:change-id="ct183615160"/></text:p>
            <text:p text:style-name="P4"><office:annotation><dc:date>2008-08-18T00:00:00</dc:date><text:p>do text if self.adapted().isDecided()</text:p><text:p>from xhtml(item[1].getDeliberation())</text:p></office:annotation>Decision</text:p>
            <text:p text:style-name="P4"><text:span text:style-name="T3"><text:line-break/></text:span><text:span text:style-name="T3"><office:annotation><dc:creator>Gauthier Bastien</dc:creator><dc:date>2011-03-09T10:36:11</dc:date><text:p text:style-name="P10"><text:span text:style-name="T7">do text if item[1].getObservations()</text:span></text:p></office:annotation></text:span><text:span text:style-name="T3">Interventions :</text:span></text:p>
            <text:p text:style-name="P4"><text:span text:style-name="T3"><office:annotation><dc:creator>Gauthier Bastien</dc:creator><dc:date>2011-03-09T10:36:11</dc:date><text:p text:style-name="P10"><text:span text:style-name="T7">do text if item[1].getObservations()</text:span></text:p><text:p text:style-name="P10"><text:span text:style-name="T7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office:annotation><dc:creator>Gauthier Bastien</dc:creator><dc:date>2013-01-17T14:54:09</dc:date><text:p text:style-name="P10"><text:span text:style-name="T6">do text if self.getSignatures()</text:span></text:p></office:annotation><text:change-start text:change-id="ct184462888"/>self.getSignatures().split('\n')[0]<text:change-end text:change-id="ct184462888"/></text:p>
            <text:p text:style-name="P7"><office:annotation><dc:creator>Gauthier Bastien</dc:creator><dc:date>2013-01-17T15:13:33</dc:date><text:p text:style-name="P10"><text:span text:style-name="T5">do text if not self.getSignatures()</text:span></text:p></office:annotation><text:change-start text:change-id="ct183569864"/>self.getSignatories(theObjects=True)[1].getGender()=='m' and 'Le' or 'La'<text:change-end text:change-id="ct183569864"/> <office:annotation><dc:creator>Gauthier Bastien</dc:creator><dc:date>2013-01-17T15:13:33</dc:date><text:p text:style-name="P10"><text:span text:style-name="T5">do text if not self.getSignatures()</text:span></text:p></office:annotation><text:change-start text:change-id="ct185285832"/>self.getSignatories(theObjects=True)[1].getDuty()<text:change-end text:change-id="ct185285832"/></text:p>
          </table:table-cell>
          <table:table-cell table:style-name="Tableau1.A1" office:value-type="string">
            <text:p text:style-name="P8"><office:annotation><dc:creator>Gauthier Bastien</dc:creator><dc:date>2013-01-17T14:54:09</dc:date><text:p text:style-name="P10"><text:span text:style-name="T5">do text if self.getSignatures()</text:span></text:p></office:annotation><text:change-start text:change-id="ct185285928"/>self.getSignatures().split('\n')[2]<text:change-end text:change-id="ct185285928"/></text:p>
            <text:p text:style-name="P8"><office:annotation><dc:creator>Gauthier Bastien</dc:creator><dc:date>2013-01-17T15:13:33</dc:date><text:p text:style-name="P10"><text:span text:style-name="T5">do text if not self.getSignatures()</text:span></text:p></office:annotation><text:change-start text:change-id="ct185140112"/>self.getSignatories(theObjects=True)[0].getGender()=='m' and 'Le' or 'La'<text:change-end text:change-id="ct185140112"/> <office:annotation><dc:creator>Gauthier Bastien</dc:creator><dc:date>2013-01-17T15:13:33</dc:date><text:p text:style-name="P10"><text:span text:style-name="T5">do text if not self.getSignatures()</text:span></text:p></office:annotation><text:change-start text:change-id="ct184375040"/>self.getSignatories(theObjects=True)[0].getDuty()<text:change-end text:change-id="ct184375040"/></text:p>
          </table:table-cell>
        </table:table-row>
        <table:table-row>
          <table:table-cell table:style-name="Tableau1.A1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7"><text:change-start text:change-id="ct185099808"/><office:annotation><dc:creator>Gauthier Bastien</dc:creator><dc:date>2013-01-17T14:54:09</dc:date><text:p text:style-name="P10"><text:span text:style-name="T6">do text if self.getSignatures()</text:span></text:p></office:annotation><text:change-end text:change-id="ct185099808"/><text:change-start text:change-id="ct184423600"/>self.getSignatures().split('\n')[1]<text:change-end text:change-id="ct184423600"/></text:p>
            <text:p text:style-name="P7"><office:annotation><dc:creator>Gauthier Bastien</dc:creator><dc:date>2013-01-17T15:13:33</dc:date><text:p text:style-name="P10"><text:span text:style-name="T5">do text if not self.getSignatures()</text:span></text:p></office:annotation><text:change-start text:change-id="ct185100000"/>self.getSignatories(theObjects=True)[1].Title()<text:change-end text:change-id="ct185100000"/></text:p>
          </table:table-cell>
          <table:table-cell table:style-name="Tableau1.A1" office:value-type="string">
            <text:p text:style-name="P8"><text:change-start text:change-id="ct184627224"/><office:annotation><dc:creator>Gauthier Bastien</dc:creator><dc:date>2013-01-17T14:54:09</dc:date><text:p text:style-name="P10"><text:span text:style-name="T6">do text if self.getSignatures()</text:span></text:p></office:annotation><text:change-end text:change-id="ct184627224"/><text:change-start text:change-id="ct184531184"/>self.getSignatures().split('\n')[3]<text:change-end text:change-id="ct184531184"/></text:p>
            <text:p text:style-name="P8"><office:annotation><dc:creator>Gauthier Bastien</dc:creator><dc:date>2013-01-17T15:13:33</dc:date><text:p text:style-name="P10"><text:span text:style-name="T5">do text if not self.getSignatures()</text:span></text:p></office:annotation><text:change-start text:change-id="ct185396368"/>self.getSignatories(theObjects=True)[0].Title()<text:change-end text:change-id="ct18539636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5T15:50:35</meta:creation-date>
    <dc:language>fr-BE</dc:language>
    <meta:editing-cycles>22</meta:editing-cycles>
    <meta:editing-duration>PT17M1S</meta:editing-duration>
    <meta:initial-creator>Gauthier Bastien</meta:initial-creator>
    <dc:date>2015-01-19T11:13:02</dc:date>
    <dc:creator>Gauthier Bastien</dc:creator>
    <meta:document-statistic meta:table-count="3" meta:image-count="0" meta:object-count="0" meta:page-count="2" meta:paragraph-count="23" meta:word-count="69" meta:character-count="865" meta:non-whitespace-character-count="834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